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8000002A22D02F6182CC67431.png" manifest:media-type="image/png"/>
  <manifest:file-entry manifest:full-path="Pictures/10000201000003B0000002DA185548A07576268E.png" manifest:media-type="image/png"/>
  <manifest:file-entry manifest:full-path="Pictures/1000020100000374000002B8A8E4582EB377EE26.png" manifest:media-type="image/png"/>
  <manifest:file-entry manifest:full-path="Pictures/1000020100000750000002D08D803DF60A19B6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561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287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208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686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573cm" svg:height="3.099cm" svg:x="1.7cm" svg:y="1.9cm">
          <draw:image xlink:href="Pictures/1000020100000374000002B8A8E4582EB377EE26.png" xlink:type="simple" xlink:show="embed" xlink:actuate="onLoad">
            <text:p/>
          </draw:image>
        </draw:frame>
        <draw:frame draw:style-name="gr2" draw:text-style-name="P1" draw:layer="layout" svg:width="9.4cm" svg:height="3.18cm" svg:x="10cm" svg:y="1.7cm">
          <draw:image xlink:href="Pictures/1000020100000750000002D08D803DF60A19B62D.png" xlink:type="simple" xlink:show="embed" xlink:actuate="onLoad">
            <text:p/>
          </draw:image>
        </draw:frame>
        <draw:frame draw:style-name="gr3" draw:text-style-name="P1" draw:layer="layout" svg:width="4.349cm" svg:height="2.946cm" svg:x="5.3cm" svg:y="6.254cm">
          <draw:image xlink:href="Pictures/1000020100000388000002A22D02F6182CC67431.png" xlink:type="simple" xlink:show="embed" xlink:actuate="onLoad">
            <text:p/>
          </draw:image>
        </draw:frame>
        <draw:frame draw:style-name="gr4" draw:text-style-name="P1" draw:layer="layout" svg:width="4.656cm" svg:height="3.099cm" svg:x="10.1cm" svg:y="6.201cm">
          <draw:image xlink:href="Pictures/10000201000003B0000002DA185548A07576268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6T11:41:19.782022798</meta:creation-date>
    <dc:date>2019-04-26T11:48:12.965049499</dc:date>
    <meta:editing-duration>PT50S</meta:editing-duration>
    <meta:editing-cycles>1</meta:editing-cycles>
    <meta:document-statistic meta:object-count="4"/>
    <meta:generator>LibreOffice/6.0.7.3$Linux_X86_64 LibreOffice_project/00m0$Build-3</meta:generator>
  </office:meta>
</office:document-meta>
</file>